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174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6.5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Preformatted_20_Text">
      <style:paragraph-properties fo:margin-left="0in" fo:margin-right="0in" fo:margin-top="0in" fo:margin-bottom="0.1252in" fo:orphans="2" fo:widows="2" fo:text-indent="0in" style:auto-text-indent="false" fo:background-color="#f5f5f5" fo:padding="0.0937in" fo:border="0.0008in solid #c7cdd1">
        <style:background-image/>
      </style:paragraph-properties>
      <style:text-properties fo:font-variant="normal" fo:text-transform="none" fo:color="#2d3b45" style:font-name="Monaco" fo:letter-spacing="normal" fo:font-style="normal" fo:font-weight="normal"/>
    </style:style>
    <style:style style:name="P3" style:family="paragraph" style:parent-style-name="Preformatted_20_Text">
      <style:paragraph-properties fo:margin-top="0in" fo:margin-bottom="0.1252in" fo:orphans="2" fo:widows="2" fo:background-color="#f5f5f5" fo:padding="0.0937in" fo:border="0.0008in solid #c7cdd1">
        <style:background-image/>
      </style:paragraph-properties>
    </style:style>
    <style:style style:name="P4" style:family="paragraph" style:parent-style-name="Preformatted_20_Text">
      <style:paragraph-properties fo:margin-top="0in" fo:margin-bottom="0.1252in" fo:orphans="2" fo:widows="2" fo:background-color="#f5f5f5" fo:padding="0.0937in" fo:border="0.0008in solid #c7cdd1">
        <style:background-image/>
      </style:paragraph-properties>
      <style:text-properties fo:font-variant="normal" fo:text-transform="none" fo:color="#2d3b45" fo:letter-spacing="normal"/>
    </style:style>
    <style:style style:name="P5" style:family="paragraph" style:parent-style-name="Preformatted_20_Text">
      <style:paragraph-properties fo:margin-top="0in" fo:margin-bottom="0.1252in" fo:orphans="2" fo:widows="2" fo:background-color="#f5f5f5" fo:padding="0.0937in" fo:border="0.0008in solid #c7cdd1">
        <style:background-image/>
      </style:paragraph-properties>
      <style:text-properties fo:font-variant="normal" fo:text-transform="none" fo:color="#2d3b45" style:font-name="Monaco" fo:letter-spacing="normal" fo:font-style="normal" fo:font-weight="normal"/>
    </style:style>
    <style:style style:name="P6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Monaco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Module 7</text:p>
      <text:p text:style-name="Standard"/>
      <text:p text:style-name="P2">Use the following JavaScript script tag in the HTML files for your jQuery UI programs in this class...</text:p>
      <text:p text:style-name="P3"/>
      <text:p text:style-name="P4"><text:s text:c="3"/><text:span text:style-name="T1">&lt;script src="http://code.jquery.com/ui/1.12.1/jquery-ui.min.js"&gt;&lt;/script&gt;</text:span></text:p>
      <text:p text:style-name="P3"/>
      <text:p text:style-name="P3"/>
      <text:p text:style-name="P5">You can use the following UI CSS file</text:p>
      <text:p text:style-name="P3"/>
      <text:p text:style-name="P4"><text:s text:c="2"/><text:span text:style-name="T1">&lt;link rel="stylesheet" href="https://code.jquery.com/ui/1.12.1/themes/smoothness/jquery-ui.css" &gt;</text:span></text:p>
      <text:p text:style-name="P3"/>
      <text:p text:style-name="P3"/>
      <text:p text:style-name="P5">NOTE: <text:s/>You may use a more current jQuery version from jqueryui.com if you wish.</text:p>
      <text:p text:style-name="Standard">7.1</text:p>
      <text:p text:style-name="Standard">Introduction to jQuery UI</text:p>
      <text:p text:style-name="Standard">-we can make our site more interactive with less coding than javascript alone</text:p>
      <text:p text:style-name="Standard">-jqueryui.com is an important website</text:p>
      <text:p text:style-name="Standard">-utilities are categorized on the jqueryui website (Widgets, tabs, etc)</text:p>
      <text:p text:style-name="Standard">-example functionality on the site, and you can view example source code for the specific code</text:p>
      <text:p text:style-name="Standard">-you can get to the api documentation as well for what's available in a given widget</text:p>
      <text:p text:style-name="Standard"/>
      <text:p text:style-name="Standard">The Four Types of Features Provided by jQuery UI</text:p>
      <text:p text:style-name="Standard">-themes (not covered in this section)</text:p>
      <text:p text:style-name="Standard">-widgets</text:p>
      <text:p text:style-name="Standard">-interactions</text:p>
      <text:p text:style-name="Standard">-effects</text:p>
      <text:p text:style-name="Standard"/>
      <text:p text:style-name="Standard">UI Core Components</text:p>
      <text:p text:style-name="Standard">-core</text:p>
      <text:p text:style-name="Standard">-widget</text:p>
      <text:p text:style-name="Standard">-mouse</text:p>
      <text:p text:style-name="Standard">-position </text:p>
      <text:p text:style-name="Standard"/>
      <text:p text:style-name="Standard">Widgets (Explore on the website itself too)</text:p>
      <text:p text:style-name="Standard">-accordion</text:p>
      <text:p text:style-name="Standard">-autocomplete</text:p>
      <text:p text:style-name="Standard">-button</text:p>
      <text:p text:style-name="Standard">-dialog</text:p>
      <text:p text:style-name="Standard">-slider</text:p>
      <text:p text:style-name="Standard">-tabs</text:p>
      <text:p text:style-name="Standard">-datepicker</text:p>
      <text:p text:style-name="Standard"><text:soft-page-break/>-progressbar</text:p>
      <text:p text:style-name="Standard"/>
      <text:p text:style-name="Standard">Interactions</text:p>
      <text:p text:style-name="Standard">-draggable</text:p>
      <text:p text:style-name="Standard">-droppable</text:p>
      <text:p text:style-name="Standard">-resizable</text:p>
      <text:p text:style-name="Standard">-selectable</text:p>
      <text:p text:style-name="Standard">-sortable</text:p>
      <text:p text:style-name="Standard"/>
      <text:p text:style-name="Standard">Effects</text:p>
      <text:p text:style-name="Standard">-effects core</text:p>
      <text:p text:style-name="Standard">-blind</text:p>
      <text:p text:style-name="Standard">-bounce</text:p>
      <text:p text:style-name="Standard">-clip</text:p>
      <text:p text:style-name="Standard">-drop</text:p>
      <text:p text:style-name="Standard">-explode</text:p>
      <text:p text:style-name="Standard">-fade</text:p>
      <text:p text:style-name="Standard">-fold</text:p>
      <text:p text:style-name="Standard">-highlight</text:p>
      <text:p text:style-name="Standard">-pulsate</text:p>
      <text:p text:style-name="Standard">-scale</text:p>
      <text:p text:style-name="Standard">-shake</text:p>
      <text:p text:style-name="Standard">-slide</text:p>
      <text:p text:style-name="Standard">-transfer</text:p>
      <text:p text:style-name="Standard"/>
      <text:p text:style-name="Standard">The Download Builder Page</text:p>
      <text:p text:style-name="Standard">-if you don't want to have a heavy page (that takes too long to download) you can select what you really need to have from the download builder</text:p>
      <text:p text:style-name="Standard">-for this class, use the single link which will include everything</text:p>
      <text:p text:style-name="Standard"/>
      <text:p text:style-name="Standard">You Can Use A Generic UI Download Instead</text:p>
      <text:p text:style-name="Standard">-put the script from above into your script tag</text:p>
      <text:p text:style-name="Standard"/>
      <text:p text:style-name="Standard">How to use the jQuery UI documentation </text:p>
      <text:p text:style-name="Standard">-in the left sidebar, click on a widget name to display an overview</text:p>
      <text:p text:style-name="Standard">-in the right sidebar, click on an example name to see a working example, then click on the View Source link to see the code for the example</text:p>
      <text:p text:style-name="Standard">-click the API Documentation link to display information about the widget's options, methods, and events</text:p>
      <text:p text:style-name="Standard">-if using code from jqueryui, make sure to follow the system that they have if you're going to copy/paste from it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2</text:p>
      <text:p text:style-name="Standard">The Tabs Widget</text:p>
      <text:p text:style-name="Standard"/>
      <text:p text:style-name="Standard">The jQuery for using a widget</text:p>
      <text:p text:style-name="Standard">$(document).ready(function() {</text:p>
      <text:p text:style-name="Standard"><text:tab/>$(“selector”).widgetMethod({</text:p>
      <text:p text:style-name="Standard"><text:tab/><text:tab/>//option settings</text:p>
      <text:p text:style-name="Standard"><text:tab/>});</text:p>
      <text:p text:style-name="Standard">});</text:p>
      <text:p text:style-name="Standard"/>
      <text:p text:style-name="Standard">The HTML for the tabs (creating three tabs)</text:p>
      <text:p text:style-name="Standard">&lt;div id=”tabs”&gt;</text:p>
      <text:p text:style-name="Standard"><text:tab/>&lt;ul&gt;</text:p>
      <text:p text:style-name="Standard"><text:tab/><text:tab/>&lt;li&gt;&lt;a href=”#tabs-1”&gt;Book description&lt;/a&gt;&lt;/li&gt;</text:p>
      <text:p text:style-name="Standard"><text:tab/><text:tab/>&lt;li&gt;&lt;a href=”#tabs-2”&gt;About the author&lt;/a&gt;&lt;/li&gt;</text:p>
      <text:p text:style-name="Standard"><text:tab/><text:tab/>&lt;li&gt;&lt;a href=”#tabs-3”&gt;Who this book is for&lt;/a&gt;&lt;/li&gt;</text:p>
      <text:p text:style-name="Standard"><text:tab/>&lt;/ul&gt;</text:p>
      <text:p text:style-name="Standard"><text:tab/>&lt;div id=”tabs-1”&gt;&lt;-- the content --&gt;&lt;/div&gt;</text:p>
      <text:p text:style-name="Standard"><text:tab/>&lt;div id=”tabs-2”&gt;&lt;-- the content --&gt;&lt;/div&gt;</text:p>
      <text:p text:style-name="Standard"><text:tab/>&lt;div id=”tabs-3”&gt;&lt;-- the content --&gt;&lt;/div&gt;</text:p>
      <text:p text:style-name="Standard">&lt;/div&gt;</text:p>
      <text:p text:style-name="Standard"/>
      <text:p text:style-name="Standard">-the anchor corresponds to a given div, which is why we're using id tags for this</text:p>
      <text:p text:style-name="Standard">-note that the tabs are li items in a ul</text:p>
      <text:p text:style-name="Standard">-this format is very important for doing this, so that jqueryui works properly</text:p>
      <text:p text:style-name="Standard"/>
      <text:p text:style-name="Standard">The jQuery for the tabs</text:p>
      <text:p text:style-name="Standard">$(document).ready(function(){</text:p>
      <text:p text:style-name="Standard"><text:tab/>$(“#tabs”).tabs();</text:p>
      <text:p text:style-name="Standard">});</text:p>
      <text:p text:style-name="Standard"/>
      <text:p text:style-name="Standard">Example:</text:p>
      <text:p text:style-name="Standard">HTML</text:p>
      <text:p text:style-name="Standard">&lt;!doctype html&gt;</text:p>
      <text:p text:style-name="Standard">&lt;html lang=”en”&gt;</text:p>
      <text:p text:style-name="Standard"/>
      <text:p text:style-name="Standard">&lt;head&gt;</text:p>
      <text:p text:style-name="Standard"><text:tab/>&lt;meta charset=”utf-8”&gt;</text:p>
      <text:p text:style-name="Standard"><text:tab/>&lt;title&gt;jQuery UI Tabs Demo&lt;/title&gt;</text:p>
      <text:p text:style-name="Standard"><text:tab/>&lt;link rel=”stylesheet” href=”<text:a xlink:type="simple" xlink:href="http://code.jquery.com/ui/1.10.3/themes/smoothness/jquery" text:style-name="Internet_20_link" text:visited-style-name="Visited_20_Internet_20_Link">http://code.jquery.com/ui/1.10.3/themes/smoothness/jquery</text:a>.css”</text:p>
      <text:p text:style-name="Standard"><text:tab/></text:p>
      <text:p text:style-name="Standard"><text:tab/>&lt;script src=”<text:a xlink:type="simple" xlink:href="http://code.jquery.com/jquery-1.10.1.min.js" text:style-name="Internet_20_link" text:visited-style-name="Visited_20_Internet_20_Link">http://code.jquery.com/jquery-1.10.1.min.js</text:a>”&gt;&lt;/script&gt;</text:p>
      <text:p text:style-name="Standard"><text:tab/>&lt;script src=”<text:a xlink:type="simple" xlink:href="http://code.jquery.com/ui/1.10.3/jquery-ui.js" text:style-name="Internet_20_link" text:visited-style-name="Visited_20_Internet_20_Link">http://code.jquery.com/ui/1.10.3/jquery-ui.js</text:a>”&gt;&lt;/script&gt;</text:p>
      <text:p text:style-name="Standard"/>
      <text:p text:style-name="Standard"><text:tab/>&lt;style&gt;</text:p>
      <text:p text:style-name="Standard"><text:tab/><text:tab/>h1 { font-family: Ariel, Helvetica, sans-serif;</text:p>
      <text:p text:style-name="Standard"><text:tab/>&lt;/style&gt;</text:p>
      <text:p text:style-name="Standard"><text:tab/></text:p>
      <text:p text:style-name="Standard"><text:tab/>&lt;script&gt;</text:p>
      <text:p text:style-name="Standard"><text:soft-page-break/><text:tab/><text:tab/>$(document).ready(function() {</text:p>
      <text:p text:style-name="Standard"><text:tab/><text:tab/><text:tab/>$(“#tabs”).tabs();</text:p>
      <text:p text:style-name="Standard"><text:tab/><text:tab/>});</text:p>
      <text:p text:style-name="Standard"><text:tab/>&lt;/script&gt;</text:p>
      <text:p text:style-name="Standard">&lt;/head&gt;</text:p>
      <text:p text:style-name="Standard"/>
      <text:p text:style-name="Standard">&lt;body&gt;</text:p>
      <text:p text:style-name="Standard"><text:tab/>&lt;h1&gt;News You Need To Know&lt;/h1&gt;</text:p>
      <text:p text:style-name="Standard"/>
      <text:p text:style-name="Standard"><text:tab/>&lt;div id=”tabs”&gt;</text:p>
      <text:p text:style-name="Standard"><text:tab/><text:tab/>&lt;ul&gt;</text:p>
      <text:p text:style-name="Standard"><text:tab/><text:tab/><text:tab/>&lt;li&gt;&lt;a href=”#tabs-1”&gt;Tab 1&lt;/a&gt;&lt;/li&gt;</text:p>
      <text:p text:style-name="Standard"><text:tab/><text:tab/><text:tab/>&lt;li&gt;&lt;a href=”#tabs-2”&gt;Tab 2&lt;/a&gt;&lt;/li&gt;</text:p>
      <text:p text:style-name="Standard"><text:tab/><text:tab/><text:tab/>&lt;li&gt;&lt;a href=”#tabs-3”&gt;Tab 3&lt;/a&gt;&lt;/li&gt;</text:p>
      <text:p text:style-name="Standard"><text:tab/><text:tab/>&lt;/ul&gt;</text:p>
      <text:p text:style-name="Standard"/>
      <text:p text:style-name="Standard"><text:tab/><text:tab/>&lt;div id=”tabs-1”&gt;</text:p>
      <text:p text:style-name="Standard"><text:tab/><text:tab/><text:tab/>&lt;p&gt;lorem ipsum etc&lt;/p&gt;</text:p>
      <text:p text:style-name="Standard"><text:tab/><text:tab/>&lt;/div&gt;</text:p>
      <text:p text:style-name="Standard"/>
      <text:p text:style-name="Standard"><text:tab/><text:tab/>&lt;div id=”tabs-2”&gt;</text:p>
      <text:p text:style-name="Standard"><text:tab/><text:tab/><text:tab/>&lt;p&gt;lorem ipsum etc 2&lt;/p&gt;</text:p>
      <text:p text:style-name="Standard"><text:tab/><text:tab/>&lt;/div&gt;</text:p>
      <text:p text:style-name="Standard"/>
      <text:p text:style-name="Standard"><text:tab/><text:tab/>&lt;div id=”tabs-3”&gt;</text:p>
      <text:p text:style-name="Standard"><text:tab/><text:tab/><text:tab/>&lt;p&gt;lorem ipsum etc 3&lt;/p&gt;</text:p>
      <text:p text:style-name="Standard"><text:tab/><text:tab/>&lt;/div&gt;</text:p>
      <text:p text:style-name="Standard"><text:tab/>&lt;/div&gt;</text:p>
      <text:p text:style-name="Standard">&lt;/body&gt;</text:p>
      <text:p text:style-name="P1">&lt;/ht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3</text:p>
      <text:p text:style-name="Standard">DatePicker Widget</text:p>
      <text:p text:style-name="Standard">-a datepicker widget with no options set will show a calendar that you can click through and pick a date, putting it in the format the computer wants</text:p>
      <text:p text:style-name="Standard"/>
      <text:p text:style-name="Standard">The HTML for the Datepicker widget</text:p>
      <text:p text:style-name="Standard">&lt;label&gt;Arrival date:&lt;/label&gt;</text:p>
      <text:p text:style-name="Standard">&lt;label&gt;&lt;input type=”text” id=”datepicker”&gt;&lt;/label&gt;</text:p>
      <text:p text:style-name="Standard"/>
      <text:p text:style-name="Standard">The jQuery for the Datepicker widget</text:p>
      <text:p text:style-name="Standard">with no options</text:p>
      <text:p text:style-name="Standard">$(document).ready(function() {</text:p>
      <text:p text:style-name="Standard"><text:tab/>$(“#datepicker”).datepicker();</text:p>
      <text:p text:style-name="Standard">});</text:p>
      <text:p text:style-name="Standard"/>
      <text:p text:style-name="Standard">with three options</text:p>
      <text:p text:style-name="Standard">$(document).ready(function() {</text:p>
      <text:p text:style-name="Standard"><text:tab/>$(“#datepicker”).datepicker({</text:p>
      <text:p text:style-name="Standard"><text:tab/><text:tab/>minDate: new Date(),</text:p>
      <text:p text:style-name="Standard"><text:tab/><text:tab/>maxDate: +45,</text:p>
      <text:p text:style-name="Standard"><text:tab/><text:tab/>showButtonPanel: true</text:p>
      <text:p text:style-name="Standard"><text:tab/>})</text:p>
      <text:p text:style-name="Standard">})</text:p>
      <text:p text:style-name="Standard"/>
      <text:p text:style-name="Standard">-additional api info on the website for more examples</text:p>
      <text:p text:style-name="Standard"/>
      <text:p text:style-name="Standard">Datepicker Widget Demo</text:p>
      <text:p text:style-name="Standard">&lt;!doctype html&gt;</text:p>
      <text:p text:style-name="Standard">&lt;html lang=”en”&gt;</text:p>
      <text:p text:style-name="Standard"/>
      <text:p text:style-name="Standard">&lt;head&gt;</text:p>
      <text:p text:style-name="Standard"><text:tab/>&lt;meta charset=”utf-8”&gt;</text:p>
      <text:p text:style-name="Standard"><text:tab/></text:p>
      <text:p text:style-name="Standard"><text:tab/>&lt;title&gt;jQuery UI Datepicker – Default Functionality&lt;/title&gt;</text:p>
      <text:p text:style-name="Standard"/>
      <text:p text:style-name="Standard"><text:tab/>&lt;ink rel=”stylesheet” href=”<text:a xlink:type="simple" xlink:href="http://code.jquery.com/ui/1.10.3/themes/smoothness/jquery.css" text:style-name="Internet_20_link" text:visited-style-name="Visited_20_Internet_20_Link">http://code.jquery.com/ui/1.10.3/themes/smoothness/jquery.css</text:a>”&gt;</text:p>
      <text:p text:style-name="Standard"/>
      <text:p text:style-name="Standard"><text:tab/>&lt;script src=”<text:a xlink:type="simple" xlink:href="http://code.jquery.com/jquery-1.10.1.min.js" text:style-name="Internet_20_link" text:visited-style-name="Visited_20_Internet_20_Link">http://code.jquery.com/jquery-1.10.1.min.js</text:a>”&gt;&lt;/script&gt;</text:p>
      <text:p text:style-name="Standard"><text:tab/>&lt;script src=”<text:a xlink:type="simple" xlink:href="http://code.jquery.com/ui/1.10.3/jquery-ui.js" text:style-name="Internet_20_link" text:visited-style-name="Visited_20_Internet_20_Link">http://code.jquery.com/ui/1.10.3/jquery-ui.js</text:a>”&gt;&lt;/script&gt;</text:p>
      <text:p text:style-name="Standard"/>
      <text:p text:style-name="Standard"><text:tab/>&lt;script&gt;</text:p>
      <text:p text:style-name="Standard"><text:tab/><text:tab/>$(document).ready(function() {</text:p>
      <text:p text:style-name="Standard"><text:tab/><text:tab/><text:tab/>$(“#datepicker”).datepicker();</text:p>
      <text:p text:style-name="Standard"><text:tab/><text:tab/>});</text:p>
      <text:p text:style-name="Standard"><text:tab/>&lt;/script&gt;</text:p>
      <text:p text:style-name="Standard">&lt;/head&gt;</text:p>
      <text:p text:style-name="Standard"/>
      <text:p text:style-name="Standard">&lt;body&gt;</text:p>
      <text:p text:style-name="Standard"><text:tab/>&lt;p&gt;Date: &lt;input type=”text” id=”datepicker” /&gt;&lt;/p&gt;</text:p>
      <text:p text:style-name="Standard"><text:soft-page-break/>&lt;/body&gt;</text:p>
      <text:p text:style-name="Standard">&lt;/html&gt;</text:p>
      <text:p text:style-name="P1"/>
      <text:p text:style-name="Standard"/>
      <text:p text:style-name="Standard">7.4</text:p>
      <text:p text:style-name="Standard">Introduction to Interactions/Effects</text:p>
      <text:p text:style-name="Standard"/>
      <text:p text:style-name="Standard">An element that uses the resizable interaction </text:p>
      <text:p text:style-name="Standard">-the html for the resizable element:</text:p>
      <text:p text:style-name="Standard">&lt;div id=”dialog” class=”ui-widget-content”&gt;</text:p>
      <text:p text:style-name="Standard"><text:tab/>&lt;h3 class=”ui-widget-header”&gt;Resizable Element&lt;/h3&gt;</text:p>
      <text:p text:style-name="Standard">&lt;/div&gt;</text:p>
      <text:p text:style-name="Standard"/>
      <text:p text:style-name="Standard">The jQuery for the resizable interaction:</text:p>
      <text:p text:style-name="Standard">$(document).ready(function() {</text:p>
      <text:p text:style-name="Standard"><text:tab/>$(“#dialog”).resizable({</text:p>
      <text:p text:style-name="Standard"><text:tab/><text:tab/>maxHeight: 250,</text:p>
      <text:p text:style-name="Standard"><text:tab/><text:tab/>maxWidth: 350,</text:p>
      <text:p text:style-name="Standard"><text:tab/><text:tab/>minHeight: 150,</text:p>
      <text:p text:style-name="Standard"><text:tab/><text:tab/>minWidth: 200</text:p>
      <text:p text:style-name="Standard"><text:tab/>});</text:p>
      <text:p text:style-name="Standard">});</text:p>
      <text:p text:style-name="Standard">-different options are available in the jquery ui api documentation on the website</text:p>
      <text:p text:style-name="Standard"/>
      <text:p text:style-name="Standard">Resizable Demo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!doctype html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html lang="en"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head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meta charset="utf-8" /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title&gt;jQuery UI Resizable - Default functionality&lt;/title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link rel="stylesheet" href="<text:a xlink:type="simple" xlink:href="http://code.jquery.com/ui/1.10.3/themes/smoothness/jquery-ui.css" office:target-frame-name="_blank" xlink:show="new" text:style-name="Internet_20_link" text:visited-style-name="Visited_20_Internet_20_Link">http://code.jquery.com/ui/1.10.3/themes/smoothness/jquery-ui.css</text:a>" /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script src="<text:a xlink:type="simple" xlink:href="http://code.jquery.com/jquery-1.9.1.js" office:target-frame-name="_blank" xlink:show="new" text:style-name="Internet_20_link" text:visited-style-name="Visited_20_Internet_20_Link">http://code.jquery.com/jquery-1.9.1.js</text:a>"&gt;&lt;/script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script src="<text:a xlink:type="simple" xlink:href="http://code.jquery.com/ui/1.10.3/jquery-ui.js" office:target-frame-name="_blank" xlink:show="new" text:style-name="Internet_20_link" text:visited-style-name="Visited_20_Internet_20_Link">http://code.jquery.com/ui/1.10.3/jquery-ui.js</text:a>"&gt;&lt;/script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link rel="stylesheet" href="<text:a xlink:type="simple" xlink:href="http://profperry.com/resources/demos/style.css" office:target-frame-name="_blank" xlink:show="new" text:style-name="Internet_20_link" text:visited-style-name="Visited_20_Internet_20_Link">/resources/demos/style.css</text:a>" /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style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#resizable { width: 200px; height: 150px; padding: 0.5em; }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#resizable h3 { text-align: center; margin: 0; }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style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script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$(function() {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$( "#resizable" ).resizable({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maxHeight: 250,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maxWidth: 350,</text:p>
          </table:table-cell>
        </table:table-row>
        <text:soft-page-break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minHeight: 150,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minWidth: 200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})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script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head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body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div id="resizable" class="ui-widget-content"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h3 class="ui-widget-header"&gt;Resizable&lt;/h3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div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body&gt;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Table_20_Contents">&lt;/html&gt;</text:p>
          </table:table-cell>
        </table:table-row>
      </table:table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5</text:p>
      <text:p text:style-name="Standard">Drag and Drop Interaction </text:p>
      <text:p text:style-name="Standard"/>
      <text:p text:style-name="Standard">The five jQuery UI interactions</text:p>
      <text:p text:style-name="Standard">-draggable</text:p>
      <text:p text:style-name="Standard">-droppable</text:p>
      <text:p text:style-name="Standard">-resizable</text:p>
      <text:p text:style-name="Standard">-selectable</text:p>
      <text:p text:style-name="Standard">-sortable</text:p>
      <text:p text:style-name="Standard"/>
      <text:p text:style-name="Standard">A draggable element as it's being dragged onto a droppable element</text:p>
      <text:p text:style-name="Standard">-dragging an image into a specific spot (droppable element)</text:p>
      <text:p text:style-name="Standard">-click and dragging an image into a different region of the screen</text:p>
      <text:p text:style-name="Standard"/>
      <text:p text:style-name="Standard">HTML for the draggable and droppable elements:</text:p>
      <text:p text:style-name="Standard">&lt;div id=”vprospect”&gt;&lt;img src=”images/vprospect.png”&gt;&lt;/div&gt;</text:p>
      <text:p text:style-name="Standard">&lt;div id=”vconvert”&gt;&lt;img src=”images/vconvert.png”&gt;&lt;/div&gt;</text:p>
      <text:p text:style-name="Standard">&lt;div id=”vretain”&gt;&lt;img src=”images/vretain.png”&gt;&lt;/div&gt;</text:p>
      <text:p text:style-name="Standard">&lt;div id=”cart”&gt;&lt;p&gt;Your Cart&lt;/p&gt;&lt;/div&gt;</text:p>
      <text:p text:style-name="Standard"/>
      <text:p text:style-name="Standard">jQuery for the draggable and droppable elements:</text:p>
      <text:p text:style-name="Standard">$(document).ready(function() {</text:p>
      <text:p text:style-name="Standard"><text:tab/>//you can put the three ids separated by commas</text:p>
      <text:p text:style-name="Standard"><text:tab/>//this will apply a draggable interaction on 3 ids at once</text:p>
      <text:p text:style-name="Standard"><text:tab/>(“#vprospect, #vconvert, #vretain”).draggable(</text:p>
      <text:p text:style-name="Standard"><text:tab/><text:tab/>{cursor: “move”});</text:p>
      <text:p text:style-name="Standard"><text:tab/>//droppable is put onto the cart</text:p>
      <text:p text:style-name="Standard"><text:tab/>(“#cart”).droppable({</text:p>
      <text:p text:style-name="Standard"><text:tab/><text:tab/>//”drop” here says to do this function once the object is dropped</text:p>
      <text:p text:style-name="Standard"><text:tab/><text:tab/>drop: function() {</text:p>
      <text:p text:style-name="Standard"><text:tab/><text:tab/><text:tab/>//adds a class to the element, dynamically adds it</text:p>
      <text:p text:style-name="Standard"><text:tab/><text:tab/><text:tab/>//find the paragraph and change the html to be “vSolution added!”</text:p>
      <text:p text:style-name="Standard"><text:tab/><text:tab/><text:tab/>$(this).addClass(</text:p>
      <text:p text:style-name="Standard"><text:tab/><text:tab/><text:tab/><text:tab/>“ui-state-highlight”).find(“p”).html(</text:p>
      <text:p text:style-name="Standard"><text:tab/><text:tab/><text:tab/><text:tab/>“vSolution added!”);</text:p>
      <text:p text:style-name="Standard"><text:tab/><text:tab/><text:tab/>}</text:p>
      <text:p text:style-name="Standard"><text:tab/>});</text:p>
      <text:p text:style-name="Standard">});</text:p>
      <text:p text:style-name="Standard"/>
      <text:p text:style-name="Standard">Drag and Drop Interaction Demo:</text:p>
      <text:p text:style-name="Standard">&lt;!doctype html&gt;</text:p>
      <text:p text:style-name="Standard">&lt;html lang=”en”&gt;</text:p>
      <text:p text:style-name="Standard">&lt;head&gt;</text:p>
      <text:p text:style-name="Standard"><text:tab/>&lt;meta charset=”utf-8”&gt;</text:p>
      <text:p text:style-name="Standard"><text:tab/>&lt;title&gt;jQuery UI Droppable – Default Functionality&lt;/title&gt;</text:p>
      <text:p text:style-name="Standard"/>
      <text:p text:style-name="Standard"><text:tab/>&lt;link rel=”stylesheet” href=”<text:a xlink:type="simple" xlink:href="http://code.jquery.com/ui/1.10.3/themes/smoothness/jquery-ui.css" text:style-name="Internet_20_link" text:visited-style-name="Visited_20_Internet_20_Link">http://code.jquery.com/ui/1.10.3/themes/smoothness/jquery-ui.css</text:a>”&gt;</text:p>
      <text:p text:style-name="Standard"/>
      <text:p text:style-name="Standard"><text:soft-page-break/><text:tab/>&lt;script src=”<text:a xlink:type="simple" xlink:href="http://code.jquery.com/jquery-1.9.1.js" text:style-name="Internet_20_link" text:visited-style-name="Visited_20_Internet_20_Link">http://code.jquery.com/jquery-1.9.1.js</text:a>”&gt;&lt;/script&gt;</text:p>
      <text:p text:style-name="Standard"><text:tab/>&lt;script src=”<text:a xlink:type="simple" xlink:href="http://code.jquery.com/ui/1.10.3/jquery-ui.js" text:style-name="Internet_20_link" text:visited-style-name="Visited_20_Internet_20_Link">http://code.jquery.com/ui/1.10.3/jquery-ui.js</text:a>”&gt;&lt;/script&gt;</text:p>
      <text:p text:style-name="Standard"/>
      <text:p text:style-name="Standard">(note: be aware of adding styling to draggable and droppable elements)</text:p>
      <text:p text:style-name="Standard"><text:tab/>&lt;style&gt;</text:p>
      <text:p text:style-name="Standard"><text:tab/><text:tab/>#draggable { width: 100px; height: 100px; padding: 0.5em; float: left; margin: 10px 10px 10px 0; }</text:p>
      <text:p text:style-name="Standard"><text:tab/><text:tab/>#droppable { width: 150px; height: 150px; padding: 0.5em; float: left; margin: 10px; }</text:p>
      <text:p text:style-name="Standard"><text:tab/>&lt;/style&gt;</text:p>
      <text:p text:style-name="Standard"/>
      <text:p text:style-name="Standard"><text:tab/>&lt;script&gt;</text:p>
      <text:p text:style-name="Standard"><text:tab/>$(document).ready(function() {</text:p>
      <text:p text:style-name="Standard"><text:tab/><text:tab/>$(“#draggable”).draggable();</text:p>
      <text:p text:style-name="Standard"/>
      <text:p text:style-name="Standard"><text:tab/><text:tab/>$(“#droppable”).droppable({</text:p>
      <text:p text:style-name="Standard"><text:tab/><text:tab/><text:tab/>//event and ui arguments are simply needed by the droppable function </text:p>
      <text:p text:style-name="Standard"><text:tab/><text:tab/><text:tab/>drop: function(event, ui)</text:p>
      <text:p text:style-name="Standard"><text:tab/><text:tab/><text:tab/>{</text:p>
      <text:p text:style-name="Standard"><text:tab/><text:tab/><text:tab/><text:tab/>$(this)</text:p>
      <text:p text:style-name="Standard"><text:tab/><text:tab/><text:tab/><text:tab/>//”ui-state-highlight” is a command in the api</text:p>
      <text:p text:style-name="Standard"><text:tab/><text:tab/><text:tab/><text:tab/>.addClass(“ui-state-highlight”)</text:p>
      <text:p text:style-name="Standard"><text:tab/><text:tab/><text:tab/><text:tab/>.find(“p”)</text:p>
      <text:p text:style-name="Standard"><text:tab/><text:tab/><text:tab/><text:tab/>.html(“Dropped!”);</text:p>
      <text:p text:style-name="Standard"><text:tab/><text:tab/><text:tab/><text:tab/>//notice the semicolon at the end there</text:p>
      <text:p text:style-name="Standard"><text:tab/><text:tab/><text:tab/>}</text:p>
      <text:p text:style-name="Standard"><text:tab/><text:tab/>});</text:p>
      <text:p text:style-name="Standard"><text:tab/>});</text:p>
      <text:p text:style-name="Standard"><text:tab/>&lt;/script&gt;</text:p>
      <text:p text:style-name="Standard">&lt;/head&gt;</text:p>
      <text:p text:style-name="Standard"/>
      <text:p text:style-name="Standard">&lt;body&gt;</text:p>
      <text:p text:style-name="Standard"><text:tab/>&lt;div id=”draggable” class=”ul-widget-content”&gt;</text:p>
      <text:p text:style-name="Standard"><text:tab/><text:tab/>&lt;p&gt;Drag me to my target&lt;/p&gt;</text:p>
      <text:p text:style-name="Standard"><text:tab/>&lt;/div&gt;</text:p>
      <text:p text:style-name="Standard"/>
      <text:p text:style-name="Standard"><text:tab/>&lt;div id=”droppable” class=”ui-widget-header”&gt;</text:p>
      <text:p text:style-name="Standard"><text:tab/><text:tab/>&lt;p&gt;Drop here&lt;/p&gt;</text:p>
      <text:p text:style-name="Standard"><text:tab/>&lt;/div&gt;</text:p>
      <text:p text:style-name="Standard">&lt;/body&gt;</text:p>
      <text:p text:style-name="Standard">&lt;/html&gt;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6</text:p>
      <text:p text:style-name="Standard">Three Effects</text:p>
      <text:p text:style-name="Standard"/>
      <text:p text:style-name="Standard">jQuery UI Core Effects</text:p>
      <text:p text:style-name="Standard">-color transitions</text:p>
      <text:p text:style-name="Standard">-class transitions</text:p>
      <text:p text:style-name="Standard">-easing</text:p>
      <text:p text:style-name="Standard">-visibility transitions</text:p>
      <text:p text:style-name="Standard"/>
      <text:p text:style-name="Standard">jQuery UI Individual Effects</text:p>
      <text:p text:style-name="Standard">-blind*</text:p>
      <text:p text:style-name="Standard">-bounce*</text:p>
      <text:p text:style-name="Standard">-clip</text:p>
      <text:p text:style-name="Standard">-drop</text:p>
      <text:p text:style-name="Standard">-explode</text:p>
      <text:p text:style-name="Standard">-fade</text:p>
      <text:p text:style-name="Standard">-fold</text:p>
      <text:p text:style-name="Standard">-highlight</text:p>
      <text:p text:style-name="Standard">-puff</text:p>
      <text:p text:style-name="Standard">-pulsate</text:p>
      <text:p text:style-name="Standard">-scale</text:p>
      <text:p text:style-name="Standard">-shake*</text:p>
      <text:p text:style-name="Standard">-size</text:p>
      <text:p text:style-name="Standard">-slide</text:p>
      <text:p text:style-name="Standard">-transfer</text:p>
      <text:p text:style-name="Standard"/>
      <text:p text:style-name="Standard">The URL for demonstrations of the easings:</text:p>
      <text:p text:style-name="Standard">-(contains examples of different levels as well, good for getting particular about an effect)</text:p>
      <text:p text:style-name="Standard"><text:a xlink:type="simple" xlink:href="http://jqueryui.com/effect/#easing" text:style-name="Internet_20_link" text:visited-style-name="Visited_20_Internet_20_Link">http://jqueryui.com/effect/#easing</text:a></text:p>
      <text:p text:style-name="Standard"/>
      <text:p text:style-name="Standard">The Syntax for Visibility Transitions</text:p>
      <text:p text:style-name="Standard">Selector.effect[“specific-effect”, {options}][, duration][, callback])</text:p>
      <text:p text:style-name="Standard">-give selector, then the keyword effect</text:p>
      <text:p text:style-name="Standard">-then you give the specific effect, comma separate, and then put the options afterwards</text:p>
      <text:p text:style-name="Standard">-duration and callback can be added as well</text:p>
      <text:p text:style-name="Standard">-callback is the name of a function you may want to run after the effect operates (function to happen immediately after the effect)</text:p>
      <text:p text:style-name="Standard"/>
      <text:p text:style-name="Standard">The Blind Effect</text:p>
      <text:p text:style-name="Standard">Selector.effect(“blind” [, {options}][, duration][, callback])</text:p>
      <text:p text:style-name="Standard"/>
      <text:p text:style-name="Standard">-Example:</text:p>
      <text:p text:style-name="Standard">$(“#button”).click(</text:p>
      <text:p text:style-name="Standard"><text:tab/>function runEffect()</text:p>
      <text:p text:style-name="Standard"><text:tab/>{</text:p>
      <text:p text:style-name="Standard"><text:tab/><text:tab/>var options = [];</text:p>
      <text:p text:style-name="Standard"><text:tab/><text:tab/>//note: time is done in milliseconds, so 1000ms is one second</text:p>
      <text:p text:style-name="Standard"><text:tab/><text:tab/>$(“#effect”).effect(“blind”, options, 1000, callback);</text:p>
      <text:p text:style-name="Standard"><text:tab/>}</text:p>
      <text:p text:style-name="Standard"><text:soft-page-break/>);</text:p>
      <text:p text:style-name="Standard"/>
      <text:p text:style-name="Standard">Blind Effect Demo:</text:p>
      <text:p text:style-name="Standard">&lt;!doctype html&gt;</text:p>
      <text:p text:style-name="Standard">&lt;html lang=”en”&gt;</text:p>
      <text:p text:style-name="Standard"/>
      <text:p text:style-name="Standard">&lt;head&gt;</text:p>
      <text:p text:style-name="Standard"><text:tab/>&lt;meta charset=”utf-8”&gt;</text:p>
      <text:p text:style-name="Standard"><text:tab/>&lt;title&gt;jQuery UI – Blind Effect&lt;/title&gt;</text:p>
      <text:p text:style-name="Standard"/>
      <text:p text:style-name="Standard"><text:tab/>&lt;link rel=”stylesheet” href=”<text:a xlink:type="simple" xlink:href="http://code.jquery.com/ui/1.10.3/themes/smoothness/jquery-ui.css" text:style-name="Internet_20_link" text:visited-style-name="Visited_20_Internet_20_Link">http://code.jquery.com/ui/1.10.3/themes/smoothness/jquery-ui.css</text:a>”&gt;</text:p>
      <text:p text:style-name="Standard"/>
      <text:p text:style-name="Standard"><text:tab/>&lt;style&gt;</text:p>
      <text:p text:style-name="Standard"><text:tab/><text:tab/>body { background-color: lightblue; }</text:p>
      <text:p text:style-name="Standard"><text:tab/><text:tab/>#effect { width: 500px; }</text:p>
      <text:p text:style-name="Standard"><text:tab/><text:tab/>#mystate {font-size: 36px; }</text:p>
      <text:p text:style-name="Standard"><text:tab/><text:tab/>h2 {font-family: Ariel, Helvetica, sans-serif; }</text:p>
      <text:p text:style-name="Standard"><text:tab/>&lt;/style&gt;</text:p>
      <text:p text:style-name="Standard"/>
      <text:p text:style-name="Standard"><text:tab/>&lt;script src=”<text:a xlink:type="simple" xlink:href="http://code.jquery.com/jquery-1.10.1.min.js" text:style-name="Internet_20_link" text:visited-style-name="Visited_20_Internet_20_Link">http://code.jquery.com/jquery-1.10.1.min.js</text:a>”&gt;&lt;/script&gt;</text:p>
      <text:p text:style-name="Standard"><text:tab/>&lt;script src=”<text:a xlink:type="simple" xlink:href="http://code.jquery.com/ui/1.10.3/jquery-ui.js" text:style-name="Internet_20_link" text:visited-style-name="Visited_20_Internet_20_Link">http://code.jquery.com/ui/1.10.3/jquery-ui.js</text:a>”&gt;&lt;/script&gt;</text:p>
      <text:p text:style-name="Standard"/>
      <text:p text:style-name="Standard"><text:tab/>&lt;script&gt;</text:p>
      <text:p text:style-name="Standard"><text:tab/>$(document).ready(function()</text:p>
      <text:p text:style-name="Standard"><text:tab/>{</text:p>
      <text:p text:style-name="Standard"><text:tab/><text:tab/>//this function removes a style and performs a fadeIn()</text:p>
      <text:p text:style-name="Standard"><text:tab/><text:tab/>//the fadeIn() is just jQuery, set to fade in in 100ms</text:p>
      <text:p text:style-name="Standard"><text:tab/><text:tab/>//this will run when we click to make the blinded area re-appear</text:p>
      <text:p text:style-name="Standard"><text:tab/><text:tab/>var callback = function()</text:p>
      <text:p text:style-name="Standard"><text:tab/><text:tab/>{</text:p>
      <text:p text:style-name="Standard"><text:tab/><text:tab/><text:tab/>setTimeout(function()</text:p>
      <text:p text:style-name="Standard"><text:tab/><text:tab/><text:tab/>{</text:p>
      <text:p text:style-name="Standard"><text:tab/><text:tab/><text:tab/><text:tab/>$(“#effect”).removeAttr(“style”).fadeIn();</text:p>
      <text:p text:style-name="Standard"><text:tab/><text:tab/><text:tab/>}, 100 );</text:p>
      <text:p text:style-name="Standard"><text:tab/><text:tab/>}</text:p>
      <text:p text:style-name="Standard"/>
      <text:p text:style-name="Standard"/>
      <text:p text:style-name="Standard"><text:tab/><text:tab/>window.onload = function()</text:p>
      <text:p text:style-name="Standard"><text:tab/><text:tab/>{</text:p>
      <text:p text:style-name="Standard"><text:tab/><text:tab/><text:tab/>//here is where we apply the click on the button</text:p>
      <text:p text:style-name="Standard"><text:tab/><text:tab/><text:tab/>$(“#button”).click(</text:p>
      <text:p text:style-name="Standard"><text:tab/><text:tab/><text:tab/><text:tab/>function runEffect()</text:p>
      <text:p text:style-name="Standard"><text:tab/><text:tab/><text:tab/><text:tab/>{</text:p>
      <text:p text:style-name="Standard"><text:tab/><text:tab/><text:tab/><text:tab/><text:tab/>var options = [];</text:p>
      <text:p text:style-name="Standard"><text:tab/><text:tab/><text:tab/><text:tab/><text:tab/>//the callback must be defined, but can't be defined in the window onload</text:p>
      <text:p text:style-name="Standard"><text:tab/><text:tab/><text:tab/><text:tab/><text:tab/>//this is because we are calling back to it and it must exist outside of this section</text:p>
      <text:p text:style-name="Standard"><text:soft-page-break/><text:tab/><text:tab/><text:tab/><text:tab/><text:tab/>$(“#effect”).effect(“blind”, options, 1000, callback);</text:p>
      <text:p text:style-name="Standard"><text:tab/><text:tab/><text:tab/><text:tab/>}</text:p>
      <text:p text:style-name="Standard"><text:tab/><text:tab/><text:tab/>);</text:p>
      <text:p text:style-name="Standard"><text:tab/><text:tab/>}</text:p>
      <text:p text:style-name="Standard"><text:tab/>});</text:p>
      <text:p text:style-name="Standard"><text:tab/>&lt;/script&gt;</text:p>
      <text:p text:style-name="Standard">&lt;/head&gt;</text:p>
      <text:p text:style-name="Standard"/>
      <text:p text:style-name="Standard">&lt;body&gt;</text:p>
      <text:p text:style-name="Standard">&lt;h2&gt;Blind Example&lt;/h2&gt;</text:p>
      <text:p text:style-name="Standard"/>
      <text:p text:style-name="Standard"><text:tab/>&lt;p&gt;&lt;input type=”button” id=”button” value=”Blind Effect”&gt;&lt;/p&gt;</text:p>
      <text:p text:style-name="Standard"/>
      <text:p text:style-name="Standard"><text:tab/>&lt;div id=”effect” class=”ui-widget-content ui-corner-all”&gt;</text:p>
      <text:p text:style-name="Standard"><text:tab/><text:tab/>&lt;p id=”mypara”&gt;</text:p>
      <text:p text:style-name="Standard"><text:tab/><text:tab/><text:tab/>Here I am!</text:p>
      <text:p text:style-name="Standard"><text:tab/><text:tab/>&lt;/p&gt;</text:p>
      <text:p text:style-name="Standard"><text:tab/>&lt;/div&gt;</text:p>
      <text:p text:style-name="Standard"/>
      <text:p text:style-name="Standard">&lt;/div&gt;</text:p>
      <text:p text:style-name="Standard"/>
      <text:p text:style-name="Standard">&lt;/body&gt;</text:p>
      <text:p text:style-name="Standard">&lt;/html&gt;</text:p>
      <text:p text:style-name="Standard"/>
      <text:p text:style-name="Standard">For Bounce and Shake, we use the same format as above but put bounce or shake into the .effect() section in the runEffect() func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8T16:04:10.47</meta:creation-date>
    <dc:date>2020-11-19T15:17:30.77</dc:date>
    <meta:editing-duration>PT2H13M</meta:editing-duration>
    <meta:editing-cycles>69</meta:editing-cycles>
    <meta:generator>OpenOffice/4.1.7$Win32 OpenOffice.org_project/417m1$Build-9800</meta:generator>
    <meta:document-statistic meta:table-count="1" meta:image-count="0" meta:object-count="0" meta:page-count="12" meta:paragraph-count="392" meta:word-count="1377" meta:character-count="11127"/>
  </office:meta>
</office:document-meta>
</file>